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41cm" fo:min-width="3.251cm"/>
    </style:style>
    <style:style style:name="gr2" style:family="graphic" style:parent-style-name="standard">
      <style:graphic-properties draw:textarea-horizontal-align="justify" draw:textarea-vertical-align="middle" draw:auto-grow-height="false" fo:min-height="0.839cm" fo:min-width="3.251cm"/>
    </style:style>
    <style:style style:name="gr3" style:family="graphic" style:parent-style-name="standard">
      <style:graphic-properties draw:textarea-horizontal-align="justify" draw:textarea-vertical-align="middle" draw:auto-grow-height="false" fo:min-height="0.84cm" fo:min-width="3.251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1.02cm" fo:min-width="4.072cm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648cm" fo:min-width="2.374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39cm" fo:min-width="2.194cm"/>
    </style:style>
    <style:style style:name="gr9" style:family="graphic" style:parent-style-name="standard">
      <style:graphic-properties draw:fill="none" draw:textarea-vertical-align="middle" draw:auto-grow-height="false" fo:min-height="5.891cm" fo:min-width="0.096cm"/>
    </style:style>
    <style:style style:name="gr10" style:family="graphic" style:parent-style-name="standard">
      <style:graphic-properties draw:fill="none" draw:textarea-vertical-align="middle" draw:auto-grow-height="false" fo:min-height="9.261cm" fo:min-width="0.096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502cm" fo:min-width="3.5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3.751cm" svg:height="1.091cm" svg:x="1.965cm" svg:y="4.839cm">
          <text:p text:style-name="P1"><text:span text:style-name="T1">左</text:span><text:span text:style-name="T1">相</text:span><text:span text:style-name="T1">机</text:span><text:span text:style-name="T1">图</text:span><text:span text:style-name="T1">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3.751cm" svg:height="1.091cm" svg:x="8.374cm" svg:y="4.839cm">
          <text:p text:style-name="P1"><text:span text:style-name="T1">右</text:span><text:span text:style-name="T1">相</text:span><text:span text:style-name="T1">机</text:span><text:span text:style-name="T1">图</text:span><text:span text:style-name="T1">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3.751cm" svg:height="1.091cm" svg:x="1.965cm" svg:y="6.91cm">
          <text:p text:style-name="P1"><text:span text:style-name="T1">图</text:span><text:span text:style-name="T1">像</text:span><text:span text:style-name="T1">分</text:span><text:span text:style-name="T1">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3.751cm" svg:height="1.091cm" svg:x="1.965cm" svg:y="8.872cm">
          <text:p text:style-name="P1"><text:span text:style-name="T1">c</text:span><text:span text:style-name="T1">ol</text:span><text:span text:style-name="T1">m</text:span><text:span text:style-name="T1">a</text:span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" draw:id="id17" draw:layer="layout" svg:width="3.751cm" svg:height="1.089cm" svg:x="1.965cm" svg:y="10.944cm">
          <text:p text:style-name="P1"><text:span text:style-name="T1">mv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3.751cm" svg:height="1.09cm" svg:x="1.965cm" svg:y="12.906cm">
          <text:p text:style-name="P1"><text:span text:style-name="T1">点</text:span><text:span text:style-name="T1">云</text:span><text:span text:style-name="T1">滤</text:span><text:span text:style-name="T1">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3.751cm" svg:height="1.091cm" svg:x="8.374cm" svg:y="6.91cm">
          <text:p text:style-name="P1"><text:span text:style-name="T1">图</text:span><text:span text:style-name="T1">像</text:span><text:span text:style-name="T1">分</text:span><text:span text:style-name="T1">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3.751cm" svg:height="1.091cm" svg:x="8.374cm" svg:y="8.872cm">
          <text:p text:style-name="P1"><text:span text:style-name="T1">c</text:span><text:span text:style-name="T1">ol</text:span><text:span text:style-name="T1">m</text:span><text:span text:style-name="T1">a</text:span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8" draw:id="id18" draw:layer="layout" svg:width="3.751cm" svg:height="1.089cm" svg:x="8.374cm" svg:y="10.944cm">
          <text:p text:style-name="P1"><text:span text:style-name="T1">m</text:span><text:span text:style-name="T1">v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3.751cm" svg:height="1.09cm" svg:x="8.374cm" svg:y="12.906cm">
          <text:p text:style-name="P1"><text:span text:style-name="T1">点</text:span><text:span text:style-name="T1">云</text:span><text:span text:style-name="T1">滤</text:span><text:span text:style-name="T1">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4.572cm" svg:height="1.27cm" svg:x="4.759cm" svg:y="15.858cm">
          <text:p text:style-name="P1"><text:span text:style-name="T1">点</text:span><text:span text:style-name="T1">云</text:span><text:span text:style-name="T1">拼</text:span><text:span text:style-name="T1">接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572cm" svg:height="1.27cm" svg:x="4.759cm" svg:y="18.008cm">
          <text:p text:style-name="P1"><text:span text:style-name="T1">点</text:span><text:span text:style-name="T1">云</text:span><text:span text:style-name="T1">滤</text:span><text:span text:style-name="T1">波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4.572cm" svg:height="1.27cm" svg:x="4.759cm" svg:y="20.421cm">
          <text:p text:style-name="P1"><text:span text:style-name="T1">3</text:span><text:span text:style-name="T1">D</text:span><text:span text:style-name="T1">尺</text:span><text:span text:style-name="T1">寸</text:span><text:span text:style-name="T1">测</text:span><text:span text:style-name="T1">量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4.572cm" svg:height="1.27cm" svg:x="4.759cm" svg:y="22.834cm">
          <text:p text:style-name="P1"><text:span text:style-name="T1">存</text:span><text:span text:style-name="T1">储</text:span><text:span text:style-name="T1">本</text:span><text:span text:style-name="T1">地</text:span><text:span text:style-name="T1">点</text:span><text:span text:style-name="T1">云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4.064cm" svg:height="1.27cm" svg:x="5.013cm" svg:y="25.247cm">
          <text:p text:style-name="P1"><text:span text:style-name="T1">上传点云尺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xml:id="id3" draw:id="id3" draw:layer="layout" svg:x1="3.84cm" svg:y1="13.996cm" svg:x2="10.249cm" svg:y2="13.996cm" draw:start-shape="id1" draw:start-glue-point="2" draw:end-shape="id2" draw:end-glue-point="2" svg:d="M3840 13996v501h6409v-501" svg:viewBox="0 0 6410 502">
          <text:p/>
        </draw:connector>
        <draw:connector draw:style-name="gr7" draw:text-style-name="P3" draw:layer="layout" draw:type="line" svg:x1="7.044cm" svg:y1="14.497cm" svg:x2="7.045cm" svg:y2="15.858cm" draw:start-shape="id3" draw:start-glue-point="0" draw:end-shape="id4" draw:end-glue-point="0" svg:d="M7044 14497l1 1361" svg:viewBox="0 0 2 1362">
          <text:p/>
        </draw:connector>
        <draw:connector draw:style-name="gr7" draw:text-style-name="P3" draw:layer="layout" draw:type="line" svg:x1="7.045cm" svg:y1="17.128cm" svg:x2="7.045cm" svg:y2="18.008cm" draw:start-shape="id4" draw:start-glue-point="2" draw:end-shape="id5" svg:d="M7045 17128v880" svg:viewBox="0 0 1 881">
          <text:p/>
        </draw:connector>
        <draw:connector draw:style-name="gr7" draw:text-style-name="P3" draw:layer="layout" draw:type="line" svg:x1="7.045cm" svg:y1="19.278cm" svg:x2="7.045cm" svg:y2="20.421cm" draw:start-shape="id5" draw:start-glue-point="2" draw:end-shape="id6" draw:end-glue-point="0" svg:d="M7045 19278v1143" svg:viewBox="0 0 1 1144">
          <text:p/>
        </draw:connector>
        <draw:connector draw:style-name="gr7" draw:text-style-name="P3" draw:layer="layout" draw:type="line" svg:x1="7.045cm" svg:y1="21.691cm" svg:x2="7.045cm" svg:y2="22.834cm" draw:start-shape="id6" draw:start-glue-point="2" draw:end-shape="id7" draw:end-glue-point="0" svg:d="M7045 21691v1143" svg:viewBox="0 0 1 1144">
          <text:p/>
        </draw:connector>
        <draw:connector draw:style-name="gr7" draw:text-style-name="P3" draw:layer="layout" draw:type="line" svg:x1="7.045cm" svg:y1="24.104cm" svg:x2="7.045cm" svg:y2="25.247cm" draw:start-shape="id7" draw:start-glue-point="2" draw:end-shape="id8" draw:end-glue-point="4" svg:d="M7045 24104v1143" svg:viewBox="0 0 1 1144">
          <text:p/>
        </draw:connector>
        <draw:connector draw:style-name="gr6" draw:text-style-name="P1" xml:id="id12" draw:id="id12" draw:layer="layout" svg:x1="3.84cm" svg:y1="4.839cm" svg:x2="10.249cm" svg:y2="4.839cm" draw:start-shape="id9" draw:start-glue-point="0" draw:end-shape="id10" draw:end-glue-point="0" svg:d="M3840 4839v-502h6409v502" svg:viewBox="0 0 6410 503">
          <text:p/>
        </draw:connector>
        <draw:custom-shape draw:style-name="gr8" draw:text-style-name="P1" xml:id="id11" draw:id="id11" draw:layer="layout" svg:width="3.81cm" svg:height="1.397cm" svg:x="5.143cm" svg:y="1.965cm">
          <text:p text:style-name="P1">车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7.048cm" svg:y1="3.362cm" svg:x2="7.044cm" svg:y2="4.337cm" draw:start-shape="id11" draw:start-glue-point="8" draw:end-shape="id12" draw:end-glue-point="0" svg:d="M7048 3362l-4 975" svg:viewBox="0 0 5 976">
          <text:p/>
        </draw:connector>
        <draw:connector draw:style-name="gr7" draw:text-style-name="P3" draw:layer="layout" draw:type="line" svg:x1="3.84cm" svg:y1="5.93cm" svg:x2="3.84cm" svg:y2="6.91cm" draw:start-shape="id9" draw:start-glue-point="2" draw:end-shape="id13" draw:end-glue-point="0" svg:d="M3840 5930v980" svg:viewBox="0 0 1 981">
          <text:p/>
        </draw:connector>
        <draw:connector draw:style-name="gr7" draw:text-style-name="P3" draw:layer="layout" draw:type="line" svg:x1="10.249cm" svg:y1="5.93cm" svg:x2="10.249cm" svg:y2="6.91cm" draw:start-shape="id10" draw:start-glue-point="2" draw:end-shape="id14" draw:end-glue-point="0" svg:d="M10249 5930v980" svg:viewBox="0 0 1 981">
          <text:p/>
        </draw:connector>
        <draw:connector draw:style-name="gr7" draw:text-style-name="P3" draw:layer="layout" draw:type="line" svg:x1="3.84cm" svg:y1="8.001cm" svg:x2="3.84cm" svg:y2="8.872cm" draw:start-shape="id13" draw:start-glue-point="2" draw:end-shape="id15" draw:end-glue-point="0" svg:d="M3840 8001v871" svg:viewBox="0 0 1 872">
          <text:p/>
        </draw:connector>
        <draw:connector draw:style-name="gr7" draw:text-style-name="P3" draw:layer="layout" draw:type="line" svg:x1="10.249cm" svg:y1="8.001cm" svg:x2="10.249cm" svg:y2="8.872cm" draw:start-shape="id14" draw:start-glue-point="2" draw:end-shape="id16" draw:end-glue-point="0" svg:d="M10249 8001v871" svg:viewBox="0 0 1 872">
          <text:p/>
        </draw:connector>
        <draw:connector draw:style-name="gr7" draw:text-style-name="P3" draw:layer="layout" draw:type="line" svg:x1="3.84cm" svg:y1="9.963cm" svg:x2="3.84cm" svg:y2="10.944cm" draw:start-shape="id15" draw:start-glue-point="2" draw:end-shape="id17" draw:end-glue-point="0" svg:d="M3840 9963v981" svg:viewBox="0 0 1 982">
          <text:p/>
        </draw:connector>
        <draw:connector draw:style-name="gr7" draw:text-style-name="P3" draw:layer="layout" draw:type="line" svg:x1="10.249cm" svg:y1="9.963cm" svg:x2="10.249cm" svg:y2="10.944cm" draw:start-shape="id16" draw:start-glue-point="2" draw:end-shape="id18" draw:end-glue-point="0" svg:d="M10249 9963v981" svg:viewBox="0 0 1 982">
          <text:p/>
        </draw:connector>
        <draw:connector draw:style-name="gr7" draw:text-style-name="P3" draw:layer="layout" draw:type="line" svg:x1="3.84cm" svg:y1="12.033cm" svg:x2="3.84cm" svg:y2="12.906cm" draw:start-shape="id17" draw:start-glue-point="2" draw:end-shape="id1" draw:end-glue-point="0" svg:d="M3840 12033v873" svg:viewBox="0 0 1 874">
          <text:p/>
        </draw:connector>
        <draw:connector draw:style-name="gr7" draw:text-style-name="P3" draw:layer="layout" draw:type="line" svg:x1="10.249cm" svg:y1="12.033cm" svg:x2="10.249cm" svg:y2="12.906cm" draw:start-shape="id18" draw:end-shape="id2" svg:d="M10249 12033v873" svg:viewBox="0 0 1 874">
          <text:p/>
        </draw:connector>
        <draw:custom-shape draw:style-name="gr9" draw:text-style-name="P3" draw:layer="layout" svg:width="1.651cm" svg:height="6.477cm" svg:x="13.18cm" svg:y="5.29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3" draw:layer="layout" svg:width="1.651cm" svg:height="10.033cm" svg:x="13.18cm" svg:y="13.67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1" draw:text-style-name="P3" draw:layer="layout" svg:x1="1.051cm" svg:y1="12.252cm" svg:x2="18.069cm" svg:y2="12.252cm">
          <text:p/>
        </draw:line>
        <draw:custom-shape draw:style-name="gr12" draw:text-style-name="P2" draw:layer="layout" svg:width="4.318cm" svg:height="3.048cm" svg:x="15.16cm" svg:y="7.006cm">
          <text:p text:style-name="P2"><text:span text:style-name="T1">OptionIm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4.318cm" svg:height="3.048cm" svg:x="15.16cm" svg:y="17.166cm">
          <text:p text:style-name="P2"><text:span text:style-name="T1">OptionPointClou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14:20:03.887610413</meta:creation-date>
    <dc:date>2020-06-20T15:14:14.256663113</dc:date>
    <meta:editing-duration>PT23M16S</meta:editing-duration>
    <meta:editing-cycles>5</meta:editing-cycles>
    <meta:generator>LibreOffice/6.0.7.3$Linux_X86_64 LibreOffice_project/00m0$Build-3</meta:generator>
    <meta:document-statistic meta:object-count="37"/>
  </office:meta>
</office:document-meta>
</file>